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6a38" officeooo:paragraph-rsid="00026a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 for Student Client</text:p>
      <text:p text:style-name="P1"/>
      <text:p text:style-name="P1">1. must be able to navigate a initialized Exam object, the exam and its sub structures are javadoced.</text:p>
      <text:p text:style-name="P1">2. must be able to render the 7 question formats as defined in com.vasolsim.GenericUtils.QuestionType excluding TE_D_AND_D_VENN_DIAGRAM which is list but will not see support in the first release.</text:p>
      <text:p text:style-name="P1">3. must be able to render images as resources. The images will be loaded by the Exam loader, but you will need to write a Task (fx thread) to convert the Buffered Images to FX Images. There is a support function for this in GenericUtils.</text:p>
      <text:p text:style-name="P1">4. must have a method for grading the responses to the questions. You will to support answer checking both on a per question bases or on a one-time try exam basis</text:p>
      <text:p text:style-name="P1">5. must have a friendly ui</text:p>
      <text:p text:style-name="P1">6. the UI should resemble the UI of the state test as closely as possible</text:p>
      <text:p text:style-name="P1">7. unlike the state test, this client will need a login page consisting of Name, (disabled password field for future server integration), and school id</text:p>
      <text:p text:style-name="P1"/>
      <text:p text:style-name="P1">Desired features</text:p>
      <text:p text:style-name="P1"/>
      <text:p text:style-name="P1">1. can save the progress of an exam: define an xml schema for persistent progress and be able to read and write from the schema</text:p>
      <text:p text:style-name="P1"/>
      <text:p text:style-name="P1">Future Features (possibly after the initial or secondary alpha)</text:p>
      <text:p text:style-name="P1"/>
      <text:p text:style-name="P1">1. can report statistics through email (supported by the current exam schema)</text:p>
      <text:p text:style-name="P1">2. can support questions and answers with images as well as text (structure is in place, but not UI implemented yet)</text:p>
      <text:p text:style-name="P1">3. can support the venn diagram question type</text:p>
      <text:p text:style-name="P1">4. can login to a server, and pull and push exams to it (okay so I figured we'd just write a php and java api for this and they can implement it but if you're more intested in this then let me know and you can do php/tomcat dev and I can do the student client)</text:p>
      <text:p text:style-name="P1"/>
      <text:p text:style-name="P1">What you don't need to do:</text:p>
      <text:p text:style-name="P1">1. Write an exam schema parser (I already have method stubs in GenericUtils and will write them soon)</text:p>
      <text:p text:style-name="P1">2. Write a preloader (I have already written on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22:09:58.808925416</meta:creation-date>
    <dc:date>2014-11-10T22:24:05.918059207</dc:date>
    <meta:editing-duration>P0D</meta:editing-duration>
    <meta:editing-cycles>1</meta:editing-cycles>
    <meta:document-statistic meta:table-count="0" meta:image-count="0" meta:object-count="0" meta:page-count="1" meta:paragraph-count="18" meta:word-count="338" meta:character-count="1857" meta:non-whitespace-character-count="1537"/>
    <meta:generator>LibreOffice/4.2.7.2$Linux_X86_64 LibreOffice_project/420m0$Build-2</meta:generator>
  </office:meta>
</office:document-meta>
</file>